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</text:span></text:p>
      <text:p text:style-name="P1"><text:span text:style-name="T1"><text:tab/><text:tab/><text:tab/>Types Constructors in Python</text:span></text:p>
      <text:p text:style-name="P1"><text:span text:style-name="T1"><text:tab/><text:tab/>==========================================</text:span></text:p>
      <text:p text:style-name="P1"><text:span text:style-name="T1">=&gt;In Python Programming, we have two types of Constructors. They are</text:span></text:p>
      <text:p text:style-name="P2"/>
      <text:p text:style-name="P1"><text:span text:style-name="T1"><text:tab/><text:tab/><text:tab/>1. Default or Paremeter-Less Constructor</text:span></text:p>
      <text:p text:style-name="P1"><text:span text:style-name="T1"><text:tab/><text:tab/><text:tab/>2. Parameterized Constructor</text:span></text:p>
      <text:p text:style-name="P1"><text:span text:style-name="T1">---------------------------------------------------------------------------------------------------------------</text:span></text:p>
      <text:p text:style-name="P1"><text:span text:style-name="T1">1. Default or Paremeter-Less Constructor</text:span></text:p>
      <text:p text:style-name="P1"><text:span text:style-name="T1">---------------------------------------------------------------------------------------------------------------</text:span></text:p>
      <text:p text:style-name="P1"><text:span text:style-name="T1">=&gt;A Constructor is said to be Default iff it never takes any argument(s ) or Formal Param(s)</text:span></text:p>
      <text:p text:style-name="P1"><text:span text:style-name="T1">=&gt;The purpose of Default or Paremeter-Less Constructor is that "To Initlize multiple objects of same class with same values".</text:span></text:p>
      <text:p text:style-name="P1"><text:span text:style-name="T1">=&gt;Syntax:</text:span></text:p>
      <text:p text:style-name="P1"><text:span text:style-name="T1"><text:tab/> <text:s text:c="2"/>def <text:s text:c="2"/>__init__(self):</text:span></text:p>
      <text:p text:style-name="P1"><text:span text:style-name="T1"><text:tab/> <text:s text:c="7"/>--------------------------------------</text:span></text:p>
      <text:p text:style-name="P1"><text:span text:style-name="T1"><text:tab/><text:tab/>Block of Stmts--Initlization</text:span></text:p>
      <text:p text:style-name="P1"><text:span text:style-name="T1"><text:tab/> <text:s text:c="7"/>--------------------------------------</text:span></text:p>
      <text:p text:style-name="P2"/>
      <text:p text:style-name="P1"><text:span text:style-name="T1">---------------------------</text:span></text:p>
      <text:p text:style-name="P1"><text:span text:style-name="T1">=&gt;Examples</text:span></text:p>
      <text:p text:style-name="P1"><text:span text:style-name="T1">---------------------------</text:span></text:p>
      <text:p text:style-name="P1"><text:span text:style-name="T1">#DefConstEx1.py</text:span></text:p>
      <text:p text:style-name="P1"><text:span text:style-name="T1">class Test:</text:span></text:p>
      <text:p text:style-name="P1"><text:span text:style-name="T1"><text:tab/>def __init__(self):</text:span></text:p>
      <text:p text:style-name="P1"><text:span text:style-name="T1"><text:tab/><text:tab/>print("i am from Default Constructor:")</text:span></text:p>
      <text:p text:style-name="P1"><text:soft-page-break/><text:span text:style-name="T1"><text:tab/><text:tab/>self.a=10</text:span></text:p>
      <text:p text:style-name="P1"><text:span text:style-name="T1"><text:tab/><text:tab/>self.b=20</text:span></text:p>
      <text:p text:style-name="P1"><text:span text:style-name="T1"><text:tab/><text:tab/>print("Value of a:{}".format(self.a))</text:span></text:p>
      <text:p text:style-name="P1"><text:span text:style-name="T1"><text:tab/><text:tab/>print("Value of b:{}".format(self.b))</text:span></text:p>
      <text:p text:style-name="P2"/>
      <text:p text:style-name="P1"><text:span text:style-name="T1">#main program</text:span></text:p>
      <text:p text:style-name="P1"><text:span text:style-name="T1">t1=Test()</text:span></text:p>
      <text:p text:style-name="P1"><text:span text:style-name="T1">t2=Test()</text:span></text:p>
      <text:p text:style-name="P1"><text:span text:style-name="T1">t3=Test()</text:span></text:p>
      <text:p text:style-name="P1"><text:span text:style-name="T1">---------------------------------------------------------------------------------------------------------------</text:span></text:p>
      <text:p text:style-name="P1"><text:span text:style-name="T1">2.Paremeterized <text:s/>Constructor</text:span></text:p>
      <text:p text:style-name="P1"><text:span text:style-name="T1">---------------------------------------------------------------------------------------------------------------</text:span></text:p>
      <text:p text:style-name="P1"><text:span text:style-name="T1">=&gt;A Constructor is said to be Paremeterized iff it always takes any argument(s ) or Formal </text:span></text:p>
      <text:p text:style-name="P1"><text:span text:style-name="T1"><text:s text:c="4"/>Param(s)</text:span></text:p>
      <text:p text:style-name="P1"><text:span text:style-name="T1">=&gt;The purpose of Paremeterized Constructor is that "To Initlize multiple objects of </text:span></text:p>
      <text:p text:style-name="P1"><text:span text:style-name="T1"><text:s text:c="4"/>same class with Different values".</text:span></text:p>
      <text:p text:style-name="P1"><text:span text:style-name="T1">=&gt;Syntax:</text:span></text:p>
      <text:p text:style-name="P1"><text:span text:style-name="T1"><text:tab/> <text:s text:c="2"/>def <text:s text:c="2"/>__init__(self, list of formal params):</text:span></text:p>
      <text:p text:style-name="P1"><text:span text:style-name="T1"><text:tab/> <text:s text:c="7"/>--------------------------------------</text:span></text:p>
      <text:p text:style-name="P1"><text:span text:style-name="T1"><text:tab/><text:tab/>Block of Stmts--Initlization</text:span></text:p>
      <text:p text:style-name="P1"><text:span text:style-name="T1"><text:tab/> <text:s text:c="7"/>--------------------------------------</text:span></text:p>
      <text:p text:style-name="P2"/>
      <text:p text:style-name="P1"><text:span text:style-name="T1">----------------------</text:span></text:p>
      <text:p text:style-name="P1"><text:span text:style-name="T1">Examples:</text:span></text:p>
      <text:p text:style-name="P1"><text:span text:style-name="T1">----------------------</text:span></text:p>
      <text:p text:style-name="P1"><text:span text:style-name="T1">#ParamConstEx1.py</text:span></text:p>
      <text:p text:style-name="P1"><text:soft-page-break/><text:span text:style-name="T1">class Test:</text:span></text:p>
      <text:p text:style-name="P1"><text:span text:style-name="T1"><text:tab/>def __init__(self,a,b):</text:span></text:p>
      <text:p text:style-name="P1"><text:span text:style-name="T1"><text:tab/><text:tab/>print("i am from Parameterized Constructor:")</text:span></text:p>
      <text:p text:style-name="P1"><text:span text:style-name="T1"><text:tab/><text:tab/>self.a=a</text:span></text:p>
      <text:p text:style-name="P1"><text:span text:style-name="T1"><text:tab/><text:tab/>self.b=b</text:span></text:p>
      <text:p text:style-name="P1"><text:span text:style-name="T1"><text:tab/><text:tab/>print("Value of a:{}".format(self.a))</text:span></text:p>
      <text:p text:style-name="P1"><text:span text:style-name="T1"><text:tab/><text:tab/>print("Value of b:{}".format(self.b))</text:span></text:p>
      <text:p text:style-name="P2"/>
      <text:p text:style-name="P2"/>
      <text:p text:style-name="P1"><text:span text:style-name="T1">#main program</text:span></text:p>
      <text:p text:style-name="P1"><text:span text:style-name="T1">t1=Test(10,20)</text:span></text:p>
      <text:p text:style-name="P1"><text:span text:style-name="T1">t2=Test(100,200)</text:span></text:p>
      <text:p text:style-name="P1"><text:span text:style-name="T1">t3=Test("RS","PYTHON")</text:span></text:p>
      <text:p text:style-name="P1"><text:span text:style-name="T1">-------------------------------------------------------------------------------------------------------------------------</text:span></text:p>
      <text:p text:style-name="P1"><text:span text:style-name="T1">Note:</text:span></text:p>
      <text:p text:style-name="P1"><text:span text:style-name="T1">----------</text:span></text:p>
      <text:p text:style-name="P1"><text:span text:style-name="T1">Note: In Class of Python, we can't define both default and Parameterized constructors bcoz PVM can remember only latest constructor (due to its interpretation Process) . To full fill the need of both default and parameterized constructors , we define single constructor with default parameter mechanism.</text:span></text:p>
      <text:p text:style-name="P2"/>
      <text:p text:style-name="P1"><text:span text:style-name="T1">Examples:</text:span></text:p>
      <text:p text:style-name="P1"><text:span text:style-name="T1">-----------------</text:span></text:p>
      <text:p text:style-name="P1"><text:span text:style-name="T1">#DefultParamConstEx1.py</text:span></text:p>
      <text:p text:style-name="P1"><text:span text:style-name="T1">class Test:</text:span></text:p>
      <text:p text:style-name="P1"><text:span text:style-name="T1"><text:tab/>def __init__(self,a=1,b=2):</text:span></text:p>
      <text:p text:style-name="P1"><text:span text:style-name="T1"><text:tab/><text:tab/>print("i am from Default /Parameterized Constructor:")</text:span></text:p>
      <text:p text:style-name="P1"><text:span text:style-name="T1"><text:tab/><text:tab/>self.a=a</text:span></text:p>
      <text:p text:style-name="P1"><text:span text:style-name="T1"><text:tab/><text:tab/>self.b=b</text:span></text:p>
      <text:p text:style-name="P1"><text:soft-page-break/><text:span text:style-name="T1"><text:tab/><text:tab/>print("Value of a:{}".format(self.a))</text:span></text:p>
      <text:p text:style-name="P1"><text:span text:style-name="T1"><text:tab/><text:tab/>print("Value of b:{}".format(self.b))</text:span></text:p>
      <text:p text:style-name="P2"/>
      <text:p text:style-name="P1"><text:span text:style-name="T1">#main progra m</text:span></text:p>
      <text:p text:style-name="P1"><text:span text:style-name="T1">t1=Test() <text:s/># Object Creation calls Default Constructor</text:span></text:p>
      <text:p text:style-name="P1"><text:span text:style-name="T1">t2=Test(100,200) # Object Creation calls Parameterized Constructor</text:span></text:p>
      <text:p text:style-name="P1"><text:span text:style-name="T1">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6" meta:word-count="268" meta:character-count="3084" meta:non-whitespace-character-count="2784"/>
    <meta:generator>LibreOfficeDev/6.0.5.2$Linux_X86_64 LibreOffice_project/</meta:generator>
  </office:meta>
</office:document-meta>
</file>